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b2b2b2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2" table:default-cell-style-name="ce4"/>
        <table:table-column table:style-name="co1" table:number-columns-repeated="6" table:default-cell-style-name="ce7"/>
        <table:table-row table:style-name="ro1">
          <table:table-cell/>
          <table:table-cell table:style-name="ce1"/>
          <table:table-cell table:style-name="Default" table:number-columns-repeated="7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Perft Results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1"/>
          <table:table-cell table:style-name="Default"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http://webchess.freehostia.com/diag/chessdiag.php?fen=rnbqkbnr/pppppppp/8/8/8/8/PPPPPPPP/RNBQKBNR w KQkq - 0 1&amp;size=large&amp;coord=yes&amp;cap=no&amp;stm=yes&amp;fb=no&amp;theme=classic&amp;color1=E3CEAA&amp;color2=635147&amp;color3=000000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1"/>
          <table:table-cell table:style-name="Default" table:number-columns-repeated="7"/>
        </table:table-row>
        <table:table-row table:style-name="ro3">
          <table:table-cell/>
          <table:table-cell table:style-name="ce1"/>
          <table:table-cell table:style-name="ce5" office:value-type="string" calcext:value-type="string" table:number-columns-spanned="7" table:number-rows-spanned="1">
            <text:p> rnbqkbnr/pppppppp/8/8/8/8/PPPPPPPP/RNBQKBNR w KQkq - 0 1<text:a xlink:href="http://perft1.html/" xlink:type="simple">http://perft1.html/</text:a></text:p>
          </table:table-cell>
          <table:covered-table-cell table:number-columns-repeated="6" table:style-name="Default"/>
        </table:table-row>
        <table:table-row table:style-name="ro1">
          <table:table-cell/>
          <table:table-cell table:style-name="ce1"/>
          <table:table-cell table:style-name="Default" table:number-columns-repeated="7"/>
        </table:table-row>
        <table:table-row table:style-name="ro1">
          <table:table-cell/>
          <table:table-cell table:style-name="ce3" office:value-type="string" calcext:value-type="string">
            <text:p>depth</text:p>
          </table:table-cell>
          <table:table-cell table:style-name="ce3"/>
          <table:table-cell table:style-name="ce6" office:value-type="string" calcext:value-type="string">
            <text:p>moves</text:p>
          </table:table-cell>
          <table:table-cell table:style-name="ce6" office:value-type="string" calcext:value-type="string">
            <text:p>capture</text:p>
          </table:table-cell>
          <table:table-cell table:style-name="ce6" office:value-type="string" calcext:value-type="string">
            <text:p>en passant</text:p>
          </table:table-cell>
          <table:table-cell table:style-name="ce6" office:value-type="string" calcext:value-type="string">
            <text:p>promotion</text:p>
          </table:table-cell>
          <table:table-cell table:style-name="ce6" office:value-type="string" calcext:value-type="string">
            <text:p>check</text:p>
          </table:table-cell>
          <table:table-cell table:style-name="ce6" office:value-type="string" calcext:value-type="string">
            <text:p>castl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902" calcext:value-type="float">
            <text:p>890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97281" calcext:value-type="float">
            <text:p>197281</text:p>
          </table:table-cell>
          <table:table-cell office:value-type="float" office:value="1576" calcext:value-type="float">
            <text:p>1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865609" calcext:value-type="float">
            <text:p>4865609</text:p>
          </table:table-cell>
          <table:table-cell office:value-type="float" office:value="82719" calcext:value-type="float">
            <text:p>82719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27351" calcext:value-type="float">
            <text:p>27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9060324" calcext:value-type="float">
            <text:p>119060324</text:p>
          </table:table-cell>
          <table:table-cell office:value-type="float" office:value="2812008" calcext:value-type="float">
            <text:p>2812008</text:p>
          </table:table-cell>
          <table:table-cell office:value-type="float" office:value="5248" calcext:value-type="float">
            <text:p>5248</text:p>
          </table:table-cell>
          <table:table-cell office:value-type="float" office:value="0" calcext:value-type="float">
            <text:p>0</text:p>
          </table:table-cell>
          <table:table-cell office:value-type="float" office:value="809099" calcext:value-type="float">
            <text:p>809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3195901860" calcext:value-type="float">
            <text:p>3195901860</text:p>
          </table:table-cell>
          <table:table-cell office:value-type="float" office:value="108329926" calcext:value-type="float">
            <text:p>108329926</text:p>
          </table:table-cell>
          <table:table-cell office:value-type="float" office:value="319617" calcext:value-type="float">
            <text:p>319617</text:p>
          </table:table-cell>
          <table:table-cell office:value-type="float" office:value="0" calcext:value-type="float">
            <text:p>0</text:p>
          </table:table-cell>
          <table:table-cell office:value-type="float" office:value="33103848" calcext:value-type="float">
            <text:p>33103848</text:p>
          </table:table-cell>
          <table:table-cell office:value-type="float" office:value="883453" calcext:value-type="float">
            <text:p>883453</text:p>
          </table:table-cell>
        </table:table-row>
        <table:table-row table:style-name="ro1">
          <table:table-cell/>
          <table:table-cell table:style-name="ce1"/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http://webchess.freehostia.com/diag/chessdiag.php?fen=r3k2r/p1ppqpb1/bn2pnp1/3PN3/1p2P3/2N2Q1p/PPPBBPPP/R3K2R w - -&amp;size=large&amp;coord=yes&amp;cap=no&amp;stm=yes&amp;fb=no&amp;theme=classic&amp;color1=E3CEAA&amp;color2=635147&amp;color3=000000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1"/>
          <table:table-cell table:style-name="Default" table:number-columns-repeated="7"/>
        </table:table-row>
        <table:table-row table:style-name="ro3">
          <table:table-cell/>
          <table:table-cell table:style-name="ce1"/>
          <table:table-cell table:style-name="ce5" office:value-type="string" calcext:value-type="string" table:number-columns-spanned="7" table:number-rows-spanned="1">
            <text:p>r3k2r/p1ppqpb1/bn2pnp1/3PN3/1p2P3/2N2Q1p/PPPBBPPP/R3K2R w KQkq<text:a xlink:href="http://perft2.html/" xlink:type="simple">http://perft2.html/</text:a></text:p>
          </table:table-cell>
          <table:covered-table-cell table:number-columns-repeated="6" table:style-name="Default"/>
        </table:table-row>
        <table:table-row table:style-name="ro1">
          <table:table-cell/>
          <table:table-cell table:style-name="ce1"/>
          <table:table-cell table:style-name="Default" table:number-columns-repeated="7"/>
        </table:table-row>
        <table:table-row table:style-name="ro1">
          <table:table-cell/>
          <table:table-cell table:style-name="ce3" office:value-type="string" calcext:value-type="string">
            <text:p>depth</text:p>
          </table:table-cell>
          <table:table-cell table:style-name="ce3"/>
          <table:table-cell table:style-name="ce6" office:value-type="string" calcext:value-type="string">
            <text:p>moves</text:p>
          </table:table-cell>
          <table:table-cell table:style-name="ce6" office:value-type="string" calcext:value-type="string">
            <text:p>capture</text:p>
          </table:table-cell>
          <table:table-cell table:style-name="ce6" office:value-type="string" calcext:value-type="string">
            <text:p>en passant</text:p>
          </table:table-cell>
          <table:table-cell table:style-name="ce6" office:value-type="string" calcext:value-type="string">
            <text:p>promotion</text:p>
          </table:table-cell>
          <table:table-cell table:style-name="ce6" office:value-type="string" calcext:value-type="string">
            <text:p>check</text:p>
          </table:table-cell>
          <table:table-cell table:style-name="ce6" office:value-type="string" calcext:value-type="string">
            <text:p>castl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039" calcext:value-type="float">
            <text:p>2039</text:p>
          </table:table-cell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7862" calcext:value-type="float">
            <text:p>97862</text:p>
          </table:table-cell>
          <table:table-cell office:value-type="float" office:value="17102" calcext:value-type="float">
            <text:p>1710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93" calcext:value-type="float">
            <text:p>993</text:p>
          </table:table-cell>
          <table:table-cell office:value-type="float" office:value="3162" calcext:value-type="float">
            <text:p>316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085603" calcext:value-type="float">
            <text:p>4085603</text:p>
          </table:table-cell>
          <table:table-cell office:value-type="float" office:value="757163" calcext:value-type="float">
            <text:p>757163</text:p>
          </table:table-cell>
          <table:table-cell office:value-type="float" office:value="1929" calcext:value-type="float">
            <text:p>1929</text:p>
          </table:table-cell>
          <table:table-cell office:value-type="float" office:value="15172" calcext:value-type="float">
            <text:p>15172</text:p>
          </table:table-cell>
          <table:table-cell office:value-type="float" office:value="25523" calcext:value-type="float">
            <text:p>25523</text:p>
          </table:table-cell>
          <table:table-cell office:value-type="float" office:value="128013" calcext:value-type="float">
            <text:p>12801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93690690" calcext:value-type="float">
            <text:p>193690690</text:p>
          </table:table-cell>
          <table:table-cell office:value-type="float" office:value="35043416" calcext:value-type="float">
            <text:p>35043416</text:p>
          </table:table-cell>
          <table:table-cell office:value-type="float" office:value="73365" calcext:value-type="float">
            <text:p>73365</text:p>
          </table:table-cell>
          <table:table-cell office:value-type="float" office:value="8392" calcext:value-type="float">
            <text:p>8392</text:p>
          </table:table-cell>
          <table:table-cell office:value-type="float" office:value="3309875" calcext:value-type="float">
            <text:p>3309875</text:p>
          </table:table-cell>
          <table:table-cell office:value-type="float" office:value="4993637" calcext:value-type="float">
            <text:p>499363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031647685" calcext:value-type="float">
            <text:p>8031647685</text:p>
          </table:table-cell>
          <table:table-cell office:value-type="float" office:value="1558445089" calcext:value-type="float">
            <text:p>1558445089</text:p>
          </table:table-cell>
          <table:table-cell office:value-type="float" office:value="3577504" calcext:value-type="float">
            <text:p>3577504</text:p>
          </table:table-cell>
          <table:table-cell office:value-type="float" office:value="56627920" calcext:value-type="float">
            <text:p>56627920</text:p>
          </table:table-cell>
          <table:table-cell office:value-type="float" office:value="92236751" calcext:value-type="float">
            <text:p>92236751</text:p>
          </table:table-cell>
          <table:table-cell office:value-type="float" office:value="184513607" calcext:value-type="float">
            <text:p>18451360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374190009323" calcext:value-type="float">
            <text:p>374190009323</text:p>
          </table:table-cell>
          <table:table-cell office:value-type="float" office:value="69479646226" calcext:value-type="float">
            <text:p>69479646226</text:p>
          </table:table-cell>
          <table:table-cell office:value-type="float" office:value="117075132" calcext:value-type="float">
            <text:p>117075132</text:p>
          </table:table-cell>
          <table:table-cell office:value-type="float" office:value="49612944" calcext:value-type="float">
            <text:p>49612944</text:p>
          </table:table-cell>
          <table:table-cell office:value-type="float" office:value="4123050013" calcext:value-type="float">
            <text:p>4123050013</text:p>
          </table:table-cell>
          <table:table-cell office:value-type="float" office:value="3536282056" calcext:value-type="float">
            <text:p>35362820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0/00/0000</text:date>, <text:time style:data-style-name="N2" text:time-value="21:41:30.139468628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ko </meta:initial-creator>
    <meta:creation-date>2015-09-28T21:35:56.413712730</meta:creation-date>
    <dc:date>2015-09-28T21:51:59.221477528</dc:date>
    <dc:creator>geko </dc:creator>
    <meta:editing-duration>PT9M54S</meta:editing-duration>
    <meta:editing-cycles>5</meta:editing-cycles>
    <meta:generator>LibreOffice/4.2.8.2$Linux_X86_64 LibreOffice_project/420m0$Build-2</meta:generator>
    <meta:document-statistic meta:table-count="1" meta:cell-count="103" meta:object-count="0"/>
  </office:meta>
</office:document-meta>
</file>